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05d60c" officeooo:paragraph-rsid="0005d60c"/>
    </style:style>
    <style:style style:name="T1" style:family="text">
      <style:text-properties officeooo:rsid="00066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office write<text:span text:style-name="T1">r</text:span>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ＭＳ 明朝" style:font-size-asian="11pt" style:language-asian="ja" style:country-asian="JP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ＭＳ 明朝" style:font-size-asian="11pt" style:language-asian="ja" style:country-asian="JP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dc:creator>Tom Fredrik Blenning</dc:creator>
    <meta:editing-cycles>4</meta:editing-cycles>
    <meta:creation-date>2008-04-16T14:24:00</meta:creation-date>
    <dc:date>2019-03-11T22:05:54.605415315</dc:date>
    <meta:editing-duration>PT1M7S</meta:editing-duration>
    <meta:generator>LibreOffice_Vanilla/6.2.1.3$MacOSX_X86_64 LibreOffice_project/e485074f4984fbc86184b6aa3aba3228d0150755</meta:generator>
    <meta:document-statistic meta:table-count="0" meta:image-count="0" meta:object-count="0" meta:page-count="1" meta:paragraph-count="1" meta:word-count="3" meta:character-count="26" meta:non-whitespace-character-count="24"/>
    <meta:user-defined meta:name="AppVersion">12.0000</meta:user-defined>
    <meta:user-defined meta:name="Company">Sun Microsystems 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